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282" officeooo:paragraph-rsid="0006d2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 1</text:p>
      <text:p text:style-name="P1">1)</text:p>
      <text:p text:style-name="P1">a) [-3 -7]</text:p>
      <text:p text:style-name="P1"/>
      <text:p text:style-name="P1">b) 13</text:p>
      <text:p text:style-name="P1"/>
      <text:p text:style-name="P1">c) 8,558621384</text:p>
      <text:p text:style-name="P1"/>
      <text:p text:style-name="P1">d) [12 -21 0]</text:p>
      <text:p text:style-name="P1"/>
      <text:p text:style-name="P1">e) [2 2,5]</text:p>
      <text:p text:style-name="P1"/>
      <text:p text:style-name="P1">2)</text:p>
      <text:p text:style-name="P1">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45:48.841064777</meta:creation-date>
    <dc:date>2017-09-19T12:51:31.835501168</dc:date>
    <meta:editing-duration>PT5M43S</meta:editing-duration>
    <meta:editing-cycles>1</meta:editing-cycles>
    <meta:document-statistic meta:table-count="0" meta:image-count="0" meta:object-count="0" meta:page-count="1" meta:paragraph-count="9" meta:word-count="19" meta:character-count="62" meta:non-whitespace-character-count="52"/>
    <meta:generator>LibreOffice/5.1.6.2$Linux_X86_64 LibreOffice_project/10m0$Build-2</meta:generator>
  </office:meta>
</office:document-meta>
</file>